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Interactive Navigation Menu</text:p>
      <text:p text:style-name="Normal"><text:s/></text:p>
      <text:p text:style-name="Normal">An elegant, fully responsive navigation menu built with Tailwind CSS and vanilla JavaScript. The navigation bar changes appearance based on scroll position and includes a mobile-friendly hamburger menu.</text:p>
      <text:p text:style-name="Normal"><text:s/></text:p>
      <text:p text:style-name="Normal">---</text:p>
      <text:p text:style-name="Normal"><text:s/></text:p>
      <text:p text:style-name="Normal">## Features</text:p>
      <text:p text:style-name="Normal"><text:s/></text:p>
      <text:p text:style-name="Normal">- **Sticky Navigation Bar:** Fixed at the top of the viewport for easy access.</text:p>
      <text:p text:style-name="Normal">- **Scroll Effect:** Transparent navbar that turns solid with a shadow and blur effect after scrolling down.</text:p>
      <text:p text:style-name="Normal">- **Responsive Design:** Desktop navigation menu switches to a hamburger menu on smaller screens.</text:p>
      <text:p text:style-name="Normal">- **Smooth Scrolling:** Clicking menu links smoothly scrolls to corresponding page sections.</text:p>
      <text:p text:style-name="Normal">- **Mobile Menu Toggle:** Shows/hides navigation links on mobile with animated icon change.</text:p>
      <text:p text:style-name="Normal">- **Accessible:** Includes semantic HTML, ARIA attributes, and keyboard focus styles.</text:p>
      <text:p text:style-name="Normal">- **Custom Font:** Uses the Inter font from Google Fonts for a modern look.</text:p>
      <text:p text:style-name="Normal">- **Dark Theme:** Dark background with light text for a sleek, modern style.</text:p>
      <text:p text:style-name="Normal"><text:s/></text:p>
      <text:p text:style-name="Normal">---</text:p>
      <text:p text:style-name="Normal"><text:s/></text:p>
      <text:p text:style-name="Normal">## Technologies Used</text:p>
      <text:p text:style-name="Normal"><text:s/></text:p>
      <text:p text:style-name="Normal">- [Tailwind CSS](https://tailwindcss.com/) for styling</text:p>
      <text:p text:style-name="Normal">- Vanilla JavaScript for interactivity</text:p>
      <text:p text:style-name="Normal">- Google Fonts - Inter font family</text:p>
      <text:p text:style-name="Normal"><text:s/></text:p>
      <text:p text:style-name="Normal">---</text:p>
      <text:p text:style-name="Normal"><text:s/></text:p>
      <text:p text:style-name="Normal">## File Structure</text:p>
      <text:p text:style-name="Normal"><text:s/></text:p>
      <text:p text:style-name="Normal">- `index.html` — Contains the full HTML markup, embedded styles, and script for the navigation menu and page content.</text:p>
      <text:p text:style-name="Normal"><text:s/></text:p>
      <text:p text:style-name="Normal">---</text:p>
      <text:p text:style-name="Normal"><text:s/></text:p>
      <text:p text:style-name="Normal">## Usage</text:p>
      <text:p text:style-name="Normal"><text:s/></text:p>
      <text:p text:style-name="Normal">1. Clone or download the repository.</text:p>
      <text:p text:style-name="Normal">2. Open `index.html` in your web browser.</text:p>
      <text:p text:style-name="Normal">3. Resize the browser window to see the responsive menu in action.</text:p>
      <text:p text:style-name="Normal">4. Scroll the page to watch the navbar change from transparent to solid.</text:p>
      <text:p text:style-name="Normal">5. On mobile, click the hamburger icon to toggle the menu.</text:p>
      <text:p text:style-name="Normal"><text:s/></text:p>
      <text:p text:style-name="Normal">---</text:p>
      <text:p text:style-name="Normal"><text:s/></text:p>
      <text:p text:style-name="Normal">## Customization</text:p>
      <text:p text:style-name="Normal"><text:s/></text:p>
      <text:p text:style-name="Normal">- Change the background image by modifying the inline style in the Home section.</text:p>
      <text:p text:style-name="Normal">- Adjust colors or fonts in the `&lt;style&gt;` block or Tailwind utility classes.</text:p>
      <text:p text:style-name="Normal">- Add/remove menu items by updating the `&lt;a&gt;` elements in the navigation.</text:p>
      <text:p text:style-name="Normal"><text:s/></text:p>
      <text:p text:style-name="Normal">---</text:p>
      <text:p text:style-name="Normal"><text:s/></text:p>
      <text:p text:style-name="Normal">## Notes</text:p>
      <text:p text:style-name="Normal"><text:s/></text:p>
      <text:p text:style-name="Normal">- Requires internet connection to load Tailwind CSS CDN and Google Fonts.</text:p>
      <text:p text:style-name="Normal">- Tested on modern browsers including Chrome, Firefox, Safari, and Edge.</text:p>
      <text:p text:style-name="Normal"><text:s/></text:p>
      <text:p text:style-name="Normal">---</text:p>
      <text:p text:style-name="Normal"><text:s/></text:p>
      <text:p text:style-name="Normal">## License</text:p>
      <text:p text:style-name="Normal"><text:s/></text:p>
      <text:p text:style-name="Normal">This project is open source and free to use.</text:p>
      <text:p text:style-name="Normal"><text:s/></text:p>
      <text:p text:style-name="Normal">---</text:p>
      <text:p text:style-name="Normal"><text:s/></text:p>
      <text:p text:style-name="Normal">Feel free to reach out if you need help integrating or customizing this navigation menu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rujan Hg</meta:initial-creator>
    <dc:creator>Srujan Hg</dc:creator>
    <meta:creation-date>2025-08-05T14:23:00Z</meta:creation-date>
    <dc:date>2025-08-05T14:23:00Z</dc:date>
    <meta:template xlink:href="Normal.dotm" xlink:type="simple"/>
    <meta:editing-cycles>1</meta:editing-cycles>
    <meta:editing-duration>PT0S</meta:editing-duration>
    <meta:document-statistic meta:page-count="1" meta:paragraph-count="4" meta:word-count="322" meta:character-count="2155" meta:row-count="15" meta:non-whitespace-character-count="1837"/>
  </office:meta>
</office:document-meta>
</file>